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1584" calcext:value-type="float">
            <text:p>114.7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4488" calcext:value-type="float">
            <text:p>114.3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9792" calcext:value-type="float">
            <text:p>114.1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0504" calcext:value-type="float">
            <text:p>113.7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6936" calcext:value-type="float">
            <text:p>113.4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46" calcext:value-type="float">
            <text:p>113.0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8944" calcext:value-type="float">
            <text:p>112.7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58" calcext:value-type="float">
            <text:p>111.1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2072" calcext:value-type="float">
            <text:p>109.5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2792" calcext:value-type="float">
            <text:p>107.6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3344" calcext:value-type="float">
            <text:p>106.0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0552" calcext:value-type="float">
            <text:p>105.0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5616" calcext:value-type="float">
            <text:p>102.8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0736" calcext:value-type="float">
            <text:p>101.9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5752" calcext:value-type="float">
            <text:p>100.8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9344" calcext:value-type="float">
            <text:p>100.6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4976" calcext:value-type="float">
            <text:p>101.5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6488" calcext:value-type="float">
            <text:p>99.9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156" calcext:value-type="float">
            <text:p>100.1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7624" calcext:value-type="float">
            <text:p>98.3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2224" calcext:value-type="float">
            <text:p>97.0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1384" calcext:value-type="float">
            <text:p>94.1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4008" calcext:value-type="float">
            <text:p>91.5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4912" calcext:value-type="float">
            <text:p>90.3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356" calcext:value-type="float">
            <text:p>85.6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2784" calcext:value-type="float">
            <text:p>82.4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928" calcext:value-type="float">
            <text:p>80.9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Clays Corner Quad</text:p>
          </table:table-cell>
          <table:table-cell office:value-type="string" calcext:value-type="string">
            <text:p>197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